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#00ffff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#00ffff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#00ffff" style:use-window-font-color="true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#00ffff" style:use-window-font-color="true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LINUS:</text:span></text:p>
      <text:p text:style-name="P1"><text:span text:style-name="T1">root<text:s text:c="6"/>8694<text:s text:c="2"/>0.1<text:s text:c="2"/>6.4 581964 529008 ?<text:s text:c="7"/>D<text:s text:c="4"/>Mar15 120:02 /usr/bin/perl ./winch_feeder.pl</text:span></text:p>
      <text:p text:style-name="P1"><text:span text:style-name="T1">sssg<text:s text:c="5"/>10808<text:s text:c="2"/>0.0<text:s text:c="2"/>0.0<text:s text:c="3"/>6484<text:s text:c="3"/>996 pts/9<text:s text:c="4"/>S+<text:s text:c="3"/>09:00<text:s text:c="3"/>0:00 grep --color=auto feed</text:span></text:p>
      <text:p text:style-name="P1"><text:span text:style-name="T1">root<text:s text:c="5"/>14113<text:s text:c="2"/>0.0<text:s text:c="2"/>0.9<text:s text:c="2"/>97700 76132 ?<text:s text:c="8"/>S<text:s text:c="4"/>Mar18<text:s text:c="2"/>67:47 /usr/bin/perl /usr/lib/cgi-bin/db_driven_data/status_screen/route_feeder.pl</text:span></text:p>
      <text:p text:style-name="P1"><text:span text:style-name="T1">root<text:s text:c="5"/>19076<text:s text:c="2"/>0.2<text:s text:c="2"/>4.8 447512 400480 ?<text:s text:c="7"/>S<text:s text:c="4"/>Mar15 156:19 /bin/perl ./rmc_feeder.pl</text:span></text:p>
      <text:p text:style-name="P1"><text:span text:style-name="T1">root<text:s text:c="5"/>19077<text:s text:c="2"/>0.1<text:s text:c="2"/>2.5 243352 206028 ?<text:s text:c="7"/>S<text:s text:c="4"/>Mar15<text:s text:c="2"/>97:59 /bin/perl ./rmb_feeder.pl</text:span></text:p>
      <text:p text:style-name="P1"><text:span text:style-name="T1">root<text:s text:c="5"/>19078<text:s text:c="2"/>0.0<text:s text:c="2"/>0.6<text:s text:c="2"/>85912 56228 ?<text:s text:c="8"/>S<text:s text:c="4"/>Mar15<text:s text:c="2"/>20:24 /usr/bin/perl ./sbe45_feeder.pl</text:span></text:p>
      <text:p text:style-name="P1"><text:span text:style-name="T1">root<text:s text:c="5"/>19079<text:s text:c="2"/>0.0<text:s text:c="2"/>0.7<text:s text:c="2"/>90840 60820 ?<text:s text:c="8"/>S<text:s text:c="4"/>Mar15<text:s text:c="2"/>17:22 /bin/perl ./udp_db_feeder.pl --port 55502 --database /usr/lib/cgi-bin/db_driven_data/status_screen/datascreen.db --udptype SBE48</text:span></text:p>
      <text:p text:style-name="P1"><text:span text:style-name="T1">root<text:s text:c="5"/>19080<text:s text:c="2"/>0.0<text:s text:c="2"/>0.6<text:s text:c="2"/>85984 56296 ?<text:s text:c="8"/>S<text:s text:c="4"/>Mar15<text:s text:c="2"/>16:04 /bin/perl ./udp_db_feeder.pl --port 55403 --database /usr/lib/cgi-bin/db_driven_data/status_screen/datascreen.db --udptype met</text:span></text:p>
      <text:p text:style-name="P1"><text:span text:style-name="T1">root<text:s text:c="5"/>19081<text:s text:c="2"/>0.0<text:s text:c="2"/>0.6<text:s text:c="2"/>86136 56396 ?<text:s text:c="8"/>S<text:s text:c="4"/>Mar15<text:s text:c="2"/>15:48 /bin/perl ./udp_db_feeder.pl --port 55404 --database /usr/lib/cgi-bin/db_driven_data/status_screen/datascreen.db --udptype lwr</text:span></text:p>
      <text:p text:style-name="P1"><text:span text:style-name="T1">root<text:s text:c="5"/>19082<text:s text:c="2"/>0.0<text:s text:c="2"/>0.6<text:s text:c="2"/>85752 56268 ?<text:s text:c="8"/>S<text:s text:c="4"/>Mar15<text:s text:c="2"/>16:12 /bin/perl ./udp_db_feeder.pl --port 55503 --database /usr/lib/cgi-bin/db_driven_data/status_screen/datascreen.db --udptype flr</text:span></text:p>
      <text:p text:style-name="P1"><text:span text:style-name="T1">root<text:s text:c="5"/>19083<text:s text:c="2"/>0.0<text:s text:c="2"/>0.6<text:s text:c="2"/>83904 54248 ?<text:s text:c="8"/>S<text:s text:c="4"/>Mar15<text:s text:c="2"/>50:31 /bin/perl ./wx_feeder.pl --port 55401 --database /usr/lib/cgi-bin/db_driven_data/status_screen/datascreen.db --udptype wxt</text:span></text:p>
      <text:p text:style-name="P1"><text:span text:style-name="T1">root<text:s text:c="5"/>19084<text:s text:c="2"/>0.0<text:s text:c="2"/>0.6<text:s text:c="2"/>85912 56228 ?<text:s text:c="8"/>S<text:s text:c="4"/>Mar15<text:s text:c="2"/>52:10 /bin/perl ./wx_feeder.pl --port 55402 --database /usr/lib/cgi-bin/db_driven_data/status_screen/datascreen.db --udptype wxt</text:span></text:p>
      <text:p text:style-name="P1"><text:span text:style-name="T1">root<text:s text:c="5"/>19085<text:s text:c="2"/>0.0<text:s text:c="2"/>2.1 209508 173884 ?<text:s text:c="7"/>S<text:s text:c="4"/>Mar15<text:s text:c="2"/>53:26 /bin/perl ./udp_db_feeder.pl --port 55103 --database /usr/lib/cgi-bin/db_driven_data/status_screen/datascreen.db --udptype gyro</text:span></text:p>
      <text:p text:style-name="P1"><text:span text:style-name="T1">root<text:s text:c="5"/>19159<text:s text:c="2"/>0.1<text:s text:c="2"/>0.0<text:s text:c="2"/>28564<text:s text:c="2"/>4240 ?<text:s text:c="8"/>D<text:s text:c="4"/>Mar15 108:57 /usr/bin/perl ./wind_feeder.pl</text:span></text:p>
      <text:p text:style-name="P1"><text:span text:style-name="T1">root<text:s text:c="5"/>19160<text:s text:c="2"/>0.0<text:s text:c="2"/>0.7<text:s text:c="2"/>90216 59704 ?<text:s text:c="8"/>S<text:s text:c="4"/>Mar15<text:s text:c="2"/>22:26 /bin/perl ./depth_feeder.pl</text:span></text:p>
      <text:p text:style-name="P1"><text:span text:style-name="T1">root<text:s text:c="5"/>21852<text:s text:c="2"/>0.0<text:s text:c="2"/>0.0<text:s text:c="2"/>30300<text:s text:c="2"/>4228 ?<text:s text:c="8"/>S<text:s text:c="4"/>Mar15<text:s text:c="2"/>66:46 /usr/bin/perl ./ssv_feeder.pl</text:span></text:p>
      <text:p text:style-name="P1"><text:span text:style-name="T1">root<text:s text:c="5"/>29070<text:s text:c="2"/>0.0<text:s text:c="2"/>1.8 180156 154040 ?<text:s text:c="7"/>S<text:s text:c="4"/>Mar20<text:s text:c="2"/>43:44 /bin/perl ./udp_db_feeder.pl --port 55202 --database /usr/lib/cgi-bin/db_driven_data/status_screen/datascreen.db --udptype spd</text:span></text:p>
      <text:p text:style-name="P1"><text:span text:style-name="T1"/></text:p>
      <text:p text:style-name="P1"><text:span text:style-name="T1"/></text:p>
      <text:p text:style-name="P1"><text:span text:style-name="T1">FTP:</text:span></text:p>
      <text:p text:style-name="P1"><text:span text:style-name="T2">root<text:s text:c="6"/>5305<text:s text:c="2"/>0.0<text:s text:c="2"/>0.0<text:s text:c="3"/>1620<text:s text:c="3"/>212 ?<text:s text:c="8"/>S<text:s text:c="4"/>Mar15<text:s text:c="3"/>0:32 /usr/local/bin/udp-broadcast-relay.whoi -f 96 55603 eth2 eth3</text:span></text:p>
      <text:p text:style-name="P1"><text:span text:style-name="T2">root<text:s text:c="6"/>7372<text:s text:c="2"/>0.0<text:s text:c="2"/>0.0<text:s text:c="3"/>1620<text:s text:c="3"/>216 ?<text:s text:c="8"/>S<text:s text:c="4"/>Mar22<text:s text:c="3"/>1:05 /usr/local/bin/udp-broadcast-relay.whoi -f 97 55406 eth2</text:span></text:p>
      <text:p text:style-name="P1"><text:span text:style-name="T2">root<text:s text:c="6"/>8486<text:s text:c="2"/>0.0<text:s text:c="2"/>0.0<text:s text:c="3"/>1620<text:s text:c="3"/>216 ?<text:s text:c="8"/>S<text:s text:c="4"/>Mar09<text:s text:c="3"/>0:26 /usr/local/bin/udp-broadcast-relay.whoi -f 95 55401 eth2 eth3</text:span></text:p>
      <text:p text:style-name="P1"><text:span text:style-name="T3">root<text:s text:c="5"/>10568<text:s text:c="2"/>0.0<text:s text:c="2"/>0.0<text:s text:c="3"/>1620<text:s text:c="3"/>168 ?<text:s text:c="8"/>S<text:s text:c="4"/>Feb10<text:s text:c="2"/>35:19 /usr/local/bin/udp-broadcast-relay.whoi -f 85 55000 eth0 eth2 eth3 eth4</text:span></text:p>
      <text:p text:style-name="P1"><text:span text:style-name="T4">root<text:s text:c="5"/>10578<text:s text:c="2"/>0.0<text:s text:c="2"/>0.0<text:s text:c="3"/>1620<text:s text:c="3"/>172 ?<text:s text:c="8"/>S<text:s text:c="4"/>Feb10<text:s text:c="2"/>39:27 /usr/local/bin/udp-broadcast-relay.whoi -f 84 55002 eth3 eth2 eth0 eth4</text:span></text:p>
      <text:p text:style-name="P1"><text:span text:style-name="T5">root<text:s text:c="5"/>10586<text:s text:c="2"/>0.0<text:s text:c="2"/>0.0<text:s text:c="3"/>1620<text:s text:c="3"/>172 ?<text:s text:c="8"/>S<text:s text:c="4"/>Feb10<text:s text:c="2"/>84:30 /usr/local/bin/udp-broadcast-relay.whoi -f 83 55100 eth0 eth2 eth3 eth4</text:span></text:p>
      <text:p text:style-name="P1"><text:span text:style-name="T6">root<text:s text:c="5"/>10591<text:s text:c="2"/>0.0<text:s text:c="2"/>0.0<text:s text:c="3"/>1620<text:s text:c="3"/>172 ?<text:s text:c="8"/>S<text:s text:c="4"/>Feb10<text:s text:c="2"/>12:51 /usr/local/bin/udp-broadcast-relay.whoi -f 81 55200 eth0 eth2 eth3 eth4</text:span></text:p>
      <text:p text:style-name="P1"><text:span text:style-name="T6">root<text:s text:c="5"/>10595<text:s text:c="2"/>0.0<text:s text:c="2"/>0.0<text:s text:c="3"/>1620<text:s text:c="3"/>172 ?<text:s text:c="8"/>S<text:s text:c="4"/>Feb14<text:s text:c="3"/>0:42 /usr/local/bin/udp-broadcast-relay.whoi -f 88 55400 eth2 eth4</text:span></text:p>
      <text:p text:style-name="P1"><text:span text:style-name="T6">root<text:s text:c="5"/>10601<text:s text:c="2"/>0.0<text:s text:c="2"/>0.0<text:s text:c="3"/>1620<text:s text:c="3"/>172 ?<text:s text:c="8"/>S<text:s text:c="4"/>Feb10<text:s text:c="3"/>1:10 /usr/local/bin/udp-broadcast-relay.whoi -f 80 55600 eth0 eth2 eth3 eth4</text:span></text:p>
      <text:p text:style-name="P1"><text:span text:style-name="T7">root<text:s text:c="5"/>11628<text:s text:c="2"/>0.0<text:s text:c="2"/>0.0<text:s text:c="3"/>1620<text:s text:c="3"/>292 ?<text:s text:c="8"/>S<text:s text:c="4"/>Mar15<text:s text:c="3"/>4:15 /usr/local/bin/udp-broadcast-relay.whoi -f 87 55801 eth0 eth3</text:span></text:p>
      <text:p text:style-name="P1"><text:span text:style-name="T8">root<text:s text:c="5"/>12304<text:s text:c="2"/>0.0<text:s text:c="2"/>0.0<text:s text:c="3"/>1620<text:s text:c="3"/>212 ?<text:s text:c="8"/>S<text:s text:c="4"/>Mar14<text:s text:c="2"/>17:35 /usr/local/bin/udp-broadcast-relay.whoi -f 94 55001 eth2 eth3</text:span></text:p>
      <text:p text:style-name="P1"><text:span text:style-name="T8">root<text:s text:c="5"/>16555<text:s text:c="2"/>0.0<text:s text:c="2"/>0.0<text:s text:c="3"/>1620<text:s text:c="3"/>208 ?<text:s text:c="8"/>S<text:s text:c="4"/>Mar07<text:s text:c="3"/>1:07 /usr/local/bin/udp-broadcast-relay.whoi -f 91 55502 eth2 eth3</text:span></text:p>
      <text:p text:style-name="P1"><text:span text:style-name="T8">root<text:s text:c="5"/>17228<text:s text:c="2"/>0.0<text:s text:c="2"/>0.0<text:s text:c="3"/>1620<text:s text:c="3"/>208 ?<text:s text:c="8"/>S<text:s text:c="4"/>Mar07<text:s text:c="3"/>0:36 /usr/local/bin/udp-broadcast-relay.whoi -f 92 55501 eth2 eth3</text:span></text:p>
      <text:p text:style-name="P1"><text:span text:style-name="T8">root<text:s text:c="5"/>18069<text:s text:c="2"/>0.0<text:s text:c="2"/>0.0<text:s text:c="3"/>1620<text:s text:c="3"/>216 ?<text:s text:c="8"/>S<text:s text:c="4"/>Mar07<text:s text:c="3"/>0:32 /usr/local/bin/udp-broadcast-relay.whoi -f 90 55503 eth2 eth3</text:span></text:p>
      <text:p text:style-name="P1"><text:span text:style-name="T8">sssg<text:s text:c="5"/>20419<text:s text:c="2"/>0.0<text:s text:c="2"/>0.0<text:s text:c="3"/>2184<text:s text:c="3"/>868 pts/11<text:s text:c="3"/>R+<text:s text:c="3"/>09:02<text:s text:c="3"/>0:00 grep --color=auto relay</text:span></text:p>
      <text:p text:style-name="P1"><text:span text:style-name="T8">root<text:s text:c="5"/>22250<text:s text:c="2"/>0.0<text:s text:c="2"/>0.0<text:s text:c="3"/>1620<text:s text:c="3"/>208 ?<text:s text:c="8"/>S<text:s text:c="4"/>Feb15<text:s text:c="3"/>2:01 /usr/local/bin/udp-broadcast-relay.whoi -f 89 55703 eth2</text:span></text:p>
      <text:p text:style-name="P1"><text:span text:style-name="T8">root<text:s text:c="5"/>15402<text:s text:c="2"/>0.1<text:s text:c="2"/>0.0<text:s text:c="2"/>16152<text:s text:c="2"/>5852 pts/9<text:s text:c="4"/>S<text:s text:c="4"/>Mar20 116:29 /usr/bin/perl ./write_cbeam_ssv.pl</text:span></text:p>
      <text:p text:style-name="P1"><text:span text:style-name="T8">root<text:s text:c="5"/>15207<text:s text:c="2"/>0.0<text:s text:c="2"/>0.5<text:s text:c="2"/>53328 43192 pts/9<text:s text:c="4"/>S<text:s text:c="4"/>Mar20<text:s text:c="2"/>19:17 /bin/perl ./udp_db_feeder.pl --port 55502 --database /usr/lib/cgi-bin/db_driven_data/status_screen/datascreen.db --udptype SBE48</text:span></text:p>
      <text:p text:style-name="P1"><text:span text:style-name="T8">root<text:s text:c="5"/>15218<text:s text:c="2"/>0.0<text:s text:c="2"/>0.3<text:s text:c="2"/>43072 32924 pts/9<text:s text:c="4"/>S<text:s text:c="4"/>Mar20<text:s text:c="2"/>19:54 /usr/bin/perl ./sbe45_feeder.pl</text:span></text:p>
      <text:p text:style-name="P1"><text:span text:style-name="T9">root<text:s text:c="5"/>15312<text:s text:c="2"/>0.2<text:s text:c="2"/>0.0<text:s text:c="2"/>15132<text:s text:c="2"/>4928 pts/9<text:s text:c="4"/>S<text:s text:c="4"/>Mar20 159:52 /usr/bin/perl ./ssv_feeder.pl</text:span></text:p>
      <text:p text:style-name="P1"><text:span text:style-name="T9">root<text:s text:c="5"/>11000<text:s text:c="5"/>1<text:s text:c="2"/>0 Jul06 ?<text:s text:c="8"/>01:56:23 /usr/bin/perl ./ssw_feeder.pl</text:span></text:p>
      <text:p text:style-name="P1"><text:span text:style-name="T9">root<text:s text:c="5"/>11185<text:s text:c="5"/>1<text:s text:c="2"/>0 Jul06 ?<text:s text:c="8"/>00:54:32 /usr/bin/perl ./write_svt.pl</text:span></text:p>
      <text:p text:style-name="P1"><text:span text:style-name="T9"/></text:p>
      <text:p text:style-name="P1"><text:span text:style-name="T9"/></text:p>
      <text:p text:style-name="P1"><text:span text:style-name="T9">DsLog:</text:span></text:p>
      <text:p text:style-name="P1"><text:span text:style-name="T9">sudo /etc/init.d/dsLog start<text:s text:c="5"/>(this yields: </text:span></text:p>
      <text:p text:style-name="P1"><text:span text:style-name="T9">root<text:s text:c="5"/>27966<text:s text:c="5"/>1 99 Jul28 ?<text:s text:c="8"/>17-14:31:34 /usr/local/bin/dsLog /home/dslog/dsLog.ini -d)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>******The highlighted sections are ones that were running on the Knorr. Some of the scripts don't apply to Atlantis (i.e. write_cbeam.pl), and others are just udp relays that may really not need to be running unless someone is looking for them*******</text:span></text:p>
      <text:p text:style-name="P1"><text:span text:style-name="T9">~CG 15August2013</text:span></text:p>
      <text:p text:style-name="P1"><text:span text:style-name="T9"/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